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office:annotation draw:style-name="a0" svg:x="19.5729166666667in" svg:y="0.0729166666666667in" svg:width="1.5in" svg:height="0.822916666666667in">
              <dc:creator>Jose Carlos Pazos</dc:creator>
              <text:p><text:span text:style-name="T1">Jose Carlos Pazos:</text:span><text:span text:style-name="T2"/></text:p>
              <text:p><text:span text:style-name="T2">mostly breaks page functionality</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office:annotation draw:style-name="a1" svg:x="19.5729166666667in" svg:y="1.26041666666667in" svg:width="1.5in" svg:height="0.822916666666667in">
              <dc:creator>Jose Carlos Pazos</dc:creator>
              <text:p><text:span text:style-name="T1">Jose Carlos Pazos:</text:span><text:span text:style-name="T2"/></text:p>
              <text:p><text:span text:style-name="T2"><text:s/>bug was fixed in external script, can't reproduce</text:span></text:p>
            </office:annotation>
            <text:p>no</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office:annotation draw:style-name="a2" svg:x="19.5729166666667in" svg:y="1.85416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office:annotation draw:style-name="a3" svg:x="19.5729166666667in" svg:y="2.44791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16377"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105</text:p>
          </table:table-cell>
          <table:table-cell office:value-type="string" table:style-name="ce3">
            <text:p>same as CVE-2018-9864.</text:p>
          </table:table-cell>
          <table:table-cell office:value-type="string" table:style-name="ce1">
            <office:annotation draw:style-name="a4" svg:x="19.5729166666667in" svg:y="2.85416666666667in" svg:width="1.5in" svg:height="0.822916666666667in">
              <dc:creator>Jose Carlos Pazos</dc:creator>
              <text:p><text:span text:style-name="T1">Jose Carlos Pazos:</text:span><text:span text:style-name="T2"/></text:p>
              <text:p><text:span text:style-name="T2"><text:s/>bug was fixed in external script, can't reproduce</text:span><text:span text:style-name="T2"/></text:p>
              <text:p/>
            </office:annotation>
            <text:p>no</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office:annotation draw:style-name="a5" svg:x="19.5729166666667in" svg:y="3.44791666666667in" svg:width="1.5in" svg:height="0.822916666666667in">
              <dc:creator>Jose Carlos Pazos</dc:creator>
              <text:p><text:span text:style-name="T1">Jose Carlos Pazos:</text:span><text:span text:style-name="T2"/></text:p>
              <text:p><text:span text:style-name="T2">description site not currently working (https://labs.threatpress.com/stored-cross-site-scripting-xss-in-woocommerce-quick-reports-plugin/)</text:span></text:p>
            </office:annotation>
            <text:p>no</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6" svg:x="19.5729166666667in" svg:y="9.479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7" svg:x="19.5729166666667in" svg:y="9.87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8" svg:x="19.5729166666667in" svg:y="10.260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9" svg:x="19.5729166666667in" svg:y="10.666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0" svg:x="19.5729166666667in" svg:y="11.06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1" svg:x="19.5729166666667in" svg:y="11.4479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2" svg:x="19.5729166666667in" svg:y="11.8541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3" svg:x="19.5729166666667in" svg:y="12.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4" svg:x="19.5729166666667in" svg:y="12.635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5" svg:x="19.5729166666667in" svg:y="13.04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6" svg:x="19.5729166666667in" svg:y="13.4375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7" svg:x="19.5729166666667in" svg:y="13.82291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8" svg:x="19.5729166666667in" svg:y="14.22916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9" svg:x="19.5729166666667in" svg:y="15.010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0" svg:x="19.5729166666667in" svg:y="15.4166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1" svg:x="19.5729166666667in" svg:y="15.8125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2" svg:x="19.5729166666667in" svg:y="16.1979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3" svg:x="19.5729166666667in" svg:y="16.60416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4" svg:x="19.5729166666667in" svg:y="1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5" svg:x="19.5729166666667in" svg:y="17.3854166666667in" svg:width="1.5in" svg:height="0.822916666666667in">
              <dc:creator>Jose Carlos Pazos</dc:creator>
              <text:p><text:span text:style-name="T1">Jose Carlos Pazos:</text:span><text:span text:style-name="T2"/></text:p>
              <text:p><text:span text:style-name="T2">had to go back to earlier wp version</text:span></text:p>
            </office:annotation>
            <text:p>yes</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office:annotation draw:style-name="a26" svg:x="19.5729166666667in" svg:y="18.3854166666667in" svg:width="1.5in" svg:height="0.822916666666667in">
              <dc:creator>Jose Carlos Pazos</dc:creator>
              <text:p><text:span text:style-name="T1">Jose Carlos Pazos:</text:span><text:span text:style-name="T2"/></text:p>
              <text:p><text:span text:style-name="T2">-was able to pinpoint but dompurify didn't work on it</text:span></text:p>
            </office:annotation>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office:annotation draw:style-name="a27" svg:x="19.5729166666667in" svg:y="18.5729166666667in" svg:width="1.5in" svg:height="0.822916666666667in">
              <dc:creator>Jose Carlos Pazos</dc:creator>
              <text:p><text:span text:style-name="T1">Jose Carlos Pazos:</text:span><text:span text:style-name="T2"/></text:p>
              <text:p><text:span text:style-name="T2">-broke how the page looks but works fine otherwise</text:span><text:span text:style-name="T2"/></text:p>
              <text:p/>
            </office:annotation>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office:annotation draw:style-name="a28" svg:x="19.5729166666667in" svg:y="24.5104166666667in" svg:width="1.5in" svg:height="0.822916666666667in">
              <dc:creator>Jose Carlos Pazos</dc:creator>
              <text:p><text:span text:style-name="T1">Jose Carlos Pazos:</text:span><text:span text:style-name="T2"/></text:p>
              <text:p><text:span text:style-name="T2">required XHR signature</text:span><text:span text:style-name="T2"/></text:p>
              <text:p/>
            </office:annotation>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office:value-type="string" table:style-name="ce1">
            <text:p>yes</text:p>
          </table:table-cell>
          <table:table-cell table:number-columns-repeated="16377"/>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office:value-type="string" table:style-name="ce1">
            <office:annotation draw:style-name="a29" svg:x="19.5729166666667in" svg:y="29.4479166666667in" svg:width="1.5in" svg:height="0.822916666666667in">
              <dc:creator>Jose Carlos Pazos</dc:creator>
              <text:p><text:span text:style-name="T1">Jose Carlos Pazos:</text:span><text:span text:style-name="T2"/></text:p>
              <text:p><text:span text:style-name="T2">moves elements around but general layout is consistent, require changing WP version</text:span></text:p>
            </office:annotation>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office:value-type="string" table:style-name="ce1">
            <text:p>yes</text:p>
          </table:table-cell>
          <table:table-cell table:number-columns-repeated="16377"/>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7" table:formula="of:=COUNTIF([.A2:.A104]; &quot;y&quot;)" table:style-name="ce1">
            <text:p>27</text:p>
          </table:table-cell>
          <table:table-cell office:value-type="float" office:value="56" table:formula="of:=COUNTIF([.B2:.B104];&quot;y&quot;)" table:style-name="ce1">
            <text:p>56</text:p>
          </table:table-cell>
          <table:table-cell office:value-type="float" office:value="7" table:formula="of:=COUNTIF([.C2:.C104];&quot;y&quot;)" table:style-name="ce1">
            <text:p>7</text:p>
          </table:table-cell>
          <table:table-cell office:value-type="float" office:value="77" table:formula="of:=COUNTIF([.D2:.D104];&quot;y&quot;)" table:style-name="ce1">
            <text:p>77</text:p>
          </table:table-cell>
          <table:table-cell office:value-type="string" table:style-name="ce1">
            <text:p>CVE-2016-10705</text:p>
          </table:table-cell>
          <table:table-cell table:style-name="ce1"/>
          <table:table-cell office:value-type="float" office:value="72" table:formula="of:=COUNTIF([.G2:.G104];&quot;yes&quot;)" table:style-name="ce1">
            <text:p>72</text:p>
          </table:table-cell>
          <table:table-cell table:number-columns-repeated="16377"/>
        </table:table-row>
        <table:table-row table:style-name="ro1">
          <table:table-cell office:value-type="float" office:value="25" table:formula="of:=COUNTIF([.A2:.A104];&quot;x&quot;)" table:style-name="ce1">
            <text:p>25</text:p>
          </table:table-cell>
          <table:table-cell table:number-columns-repeated="3" table:style-name="ce1"/>
          <table:table-cell office:value-type="string" table:style-name="ce1">
            <text:p>CVE-2015-9273</text:p>
          </table:table-cell>
          <table:table-cell table:style-name="ce1"/>
          <table:table-cell office:value-type="float" office:value="4" table:formula="of:=COUNTIF([.G2:.G104];&quot;no&quot;)" table:style-name="ce1">
            <text:p>4</text:p>
          </table:table-cell>
          <table:table-cell table:number-columns-repeated="16377"/>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table:number-columns-repeated="4" table:style-name="ce1"/>
          <table:table-cell office:value-type="string" table:style-name="ce1">
            <text:p>CVE-2015-4557</text:p>
          </table:table-cell>
          <table:table-cell table:number-columns-repeated="16379" table:style-name="ce1"/>
        </table:table-row>
        <table:table-row table:style-name="ro1">
          <table:table-cell table:number-columns-repeated="4" table:style-name="ce1"/>
          <table:table-cell office:value-type="string" table:style-name="ce1">
            <text:p>CVE-2015-2329</text:p>
          </table:table-cell>
          <table:table-cell table:number-columns-repeated="16379" table:style-name="ce1"/>
        </table:table-row>
        <table:table-row table:style-name="ro1">
          <table:table-cell table:number-columns-repeated="4" table:style-name="ce1"/>
          <table:table-cell office:value-type="string" table:style-name="ce1">
            <text:p>CVE-2015-2324</text:p>
          </table:table-cell>
          <table:table-cell table:number-columns-repeated="16379" table:style-name="ce1"/>
        </table:table-row>
        <table:table-row table:style-name="ro1">
          <table:table-cell table:number-columns-repeated="4" table:style-name="ce1"/>
          <table:table-cell office:value-type="string" table:style-name="ce1">
            <text:p>CVE-2014-6604</text:p>
          </table:table-cell>
          <table:table-cell table:number-columns-repeated="16379" table:style-name="ce1"/>
        </table:table-row>
        <table:table-row table:style-name="ro1">
          <table:table-cell table:number-columns-repeated="4"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7-11T20:02:45Z</dc:date>
    <meta:editing-cycles>3</meta:editing-cycles>
    <meta:editing-duration>PT3899S</meta:editing-duration>
  </office:meta>
</office:document-meta>
</file>